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63cm"/>
    </style:style>
    <style:style style:name="co2" style:family="table-column">
      <style:table-column-properties fo:break-before="auto" style:column-width="9.349cm"/>
    </style:style>
    <style:style style:name="co3" style:family="table-column">
      <style:table-column-properties fo:break-before="auto" style:column-width="0.353cm"/>
    </style:style>
    <style:style style:name="co4" style:family="table-column">
      <style:table-column-properties fo:break-before="auto" style:column-width="4.269cm"/>
    </style:style>
    <style:style style:name="co5" style:family="table-column">
      <style:table-column-properties fo:break-before="auto" style:column-width="3.493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5.89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10pt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4" style:family="table-cell" style:parent-style-name="Default">
      <style:text-properties fo:font-size="7pt"/>
    </style:style>
    <style:style style:name="ce5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6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7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e6e6e6"/>
      <style:text-properties fo:font-size="7pt"/>
    </style:style>
    <style:style style:name="ce10" style:family="table-cell" style:parent-style-name="Default">
      <style:table-cell-properties fo:background-color="#e6e6e6"/>
      <style:text-properties fo:font-size="10pt"/>
    </style:style>
    <style:style style:name="ce11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10pt"/>
    </style:style>
    <style:style style:name="ce12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10pt"/>
    </style:style>
    <style:style style:name="ce13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10pt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ce4"/>
        <table:table-column table:style-name="co4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5" table:default-cell-style-name="Default"/>
        <table:table-row table:style-name="ro1">
          <table:table-cell table:style-name="ce1" office:value-type="string">
            <text:p>Standard Name</text:p>
          </table:table-cell>
          <table:table-cell table:style-name="ce1" office:value-type="string">
            <text:p>Current Name</text:p>
          </table:table-cell>
          <table:table-cell table:style-name="ce1" office:value-type="string">
            <text:p>Usage</text:p>
          </table:table-cell>
          <table:table-cell table:style-name="ce1" office:value-type="string">
            <text:p>Status</text:p>
          </table:table-cell>
          <table:table-cell table:style-name="ce9"/>
          <table:table-cell table:style-name="ce1" office:value-type="string">
            <text:p>Comments</text:p>
          </table:table-cell>
          <table:table-cell table:style-name="ce1" office:value-type="string">
            <text:p>Assigned Artist</text:p>
          </table:table-cell>
          <table:table-cell table:style-name="ce1" office:value-type="string">
            <text:p>Signing Artist</text:p>
          </table:table-cell>
          <table:table-cell table:style-name="ce10"/>
          <table:table-cell table:style-name="ce1" office:value-type="string">
            <text:p>Statuses</text:p>
          </table:table-cell>
          <table:table-cell table:style-name="ce10" table:number-columns-repeated="246"/>
        </table:table-row>
        <table:table-row table:style-name="ro1">
          <table:table-cell/>
          <table:table-cell table:style-name="ce3" office:value-type="string">
            <text:p>showmenu</text:p>
          </table:table-cell>
          <table:table-cell table:style-name="ce3" office:value-type="string">
            <text:p>showMenuBar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5" office:value-type="string">
            <text:p>Pinheiro</text:p>
          </table:table-cell>
          <table:table-cell table:style-name="ce5" office:value-type="string">
            <text:p>Vignoni</text:p>
          </table:table-cell>
          <table:table-cell/>
          <table:table-cell table:style-name="ce3" office:value-type="string">
            <text:p>blank: not in theme</text:p>
          </table:table-cell>
          <table:table-cell table:formula="oooc:=COUNTIF([.E2:.E154];0)" office:value-type="float" office:value="110">
            <text:p>110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fullscreen</text:p>
          </table:table-cell>
          <table:table-cell table:style-name="ce3" office:value-type="string">
            <text:p>full screen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need 22 and 16 special version</text:p>
          </table:table-cell>
          <table:table-cell table:number-columns-repeated="3"/>
          <table:table-cell table:style-name="ce11" office:value-type="string">
            <text:p>draft: pre-approval</text:p>
          </table:table-cell>
          <table:table-cell table:formula="oooc:=COUNTIF([.E2:.E154];1)" office:value-type="float" office:value="9">
            <text:p>9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window_nofullscreen</text:p>
          </table:table-cell>
          <table:table-cell table:style-name="ce3" office:value-type="string">
            <text:p>de-full screen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need 22 and 16 special version</text:p>
          </table:table-cell>
          <table:table-cell table:number-columns-repeated="3"/>
          <table:table-cell table:style-name="ce12" office:value-type="string">
            <text:p>approval: needs approval</text:p>
          </table:table-cell>
          <table:table-cell table:formula="oooc:=COUNTIF([.E2:.E154];2)" office:value-type="float" office:value="14">
            <text:p>14</text:p>
          </table:table-cell>
          <table:table-cell table:number-columns-repeated="245"/>
        </table:table-row>
        <table:table-row table:style-name="ro1">
          <table:table-cell/>
          <table:table-cell table:style-name="ce3" office:value-type="string">
            <text:p>colorpicker</text:p>
          </table:table-cell>
          <table:table-cell table:style-name="ce3" office:value-type="string">
            <text:p>color dialog butt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5" office:value-type="string">
            <text:p>think it can be set as final </text:p>
          </table:table-cell>
          <table:table-cell table:style-name="ce5" office:value-type="string">
            <text:p>Pinheiro</text:p>
          </table:table-cell>
          <table:table-cell table:style-name="ce5" office:value-type="string">
            <text:p>Vignoni</text:p>
          </table:table-cell>
          <table:table-cell/>
          <table:table-cell table:style-name="ce13" office:value-type="string">
            <text:p>final</text:p>
          </table:table-cell>
          <table:table-cell table:formula="oooc:=COUNTIF([.E2:.E154];3)" office:value-type="float" office:value="20">
            <text:p>2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up</text:p>
          </table:table-cell>
          <table:table-cell table:style-name="ce3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down</text:p>
          </table:table-cell>
          <table:table-cell table:style-name="ce5" office:value-type="string">
            <text:p>toolbar editor, action selector dialog, kate, kprinter</text:p>
          </table:table-cell>
          <table:table-cell table:style-name="ce3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3" office:value-type="string">
            <text:p>Standard names</text:p>
          </table:table-cell>
          <table:table-cell table:formula="oooc:=153-COUNTBLANK([.A2:.A154])" office:value-type="float" office:value="0">
            <text:p>0</text:p>
          </table:table-cell>
          <table:table-cell table:number-columns-repeated="245"/>
        </table:table-row>
        <table:table-row table:style-name="ro2">
          <table:table-cell/>
          <table:table-cell table:style-name="ce3" office:value-type="string">
            <text:p>back</text:p>
          </table:table-cell>
          <table:table-cell table:style-name="ce3" office:value-type="string">
            <text:p>back action, toolbar editor, action selector, kde print</text:p>
          </table:table-cell>
          <table:table-cell table:style-name="ce3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forward</text:p>
          </table:table-cell>
          <table:table-cell table:style-name="ce3" office:value-type="string">
            <text:p>forward action, toolbar editor, action selector, kdeprint</text:p>
          </table:table-cell>
          <table:table-cell table:style-name="ce3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example</text:p>
          </table:table-cell>
          <table:table-cell table:style-name="ce3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5" office:value-type="string">
            <text:p>were can i find info about this ones</text:p>
          </table:table-cell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creenshot</text:p>
          </table:table-cell>
          <table:table-cell table:style-name="ce3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5" office:value-type="string">
            <text:p>were can i find info about this ones</text:p>
          </table:table-cell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link</text:p>
          </table:table-cell>
          <table:table-cell table:style-name="ce3" office:value-type="string">
            <text:p>link overlay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zip</text:p>
          </table:table-cell>
          <table:table-cell table:style-name="ce3" office:value-type="string">
            <text:p>zip overlay</text:p>
          </table:table-cell>
          <table:table-cell table:style-name="ce3" office:value-type="string">
            <text:p>approval</text:p>
          </table:table-cell>
          <table:table-cell table:formula="oooc:=IF(ISBLANK([.D13];&quot;approval&quot;);0;IF(EXACT([.D13];&quot;draft&quot;);1;IF(EXACT([.D13];&quot;approval&quot;);2;IF(EXACT([.D13];&quot;final&quot;);3;0))))" office:value-type="float" office:value="0">
            <text:p>Err:508</text:p>
          </table:table-cell>
          <table:table-cell/>
          <table:table-cell table:style-name="ce3" office:value-type="string">
            <text:p>Wimer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share</text:p>
          </table:table-cell>
          <table:table-cell table:style-name="ce3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undo</text:p>
          </table:table-cell>
          <table:table-cell table:style-name="ce3" office:value-type="string">
            <text:p>undo/redo action, text edit context menus, redo stack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edo</text:p>
          </table:table-cell>
          <table:table-cell table:style-name="ce3" office:value-type="string">
            <text:p>undo/redo action, text edit ctx menus, redo stack, print job mgr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ut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17];&quot;approval&quot;);0;IF(EXACT([.D17];&quot;draft&quot;);1;IF(EXACT([.D17];&quot;approval&quot;);2;IF(EXACT([.D17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opy</text:p>
          </table:table-cell>
          <table:table-cell table:style-name="ce3" office:value-type="string">
            <text:p>text edit context menus, kate, kdeprint</text:p>
          </table:table-cell>
          <table:table-cell table:style-name="ce3" office:value-type="string">
            <text:p>approval</text:p>
          </table:table-cell>
          <table:table-cell table:formula="oooc:=IF(ISBLANK([.D18];&quot;approval&quot;);0;IF(EXACT([.D18];&quot;draft&quot;);1;IF(EXACT([.D18];&quot;approval&quot;);2;IF(EXACT([.D1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paste</text:p>
          </table:table-cell>
          <table:table-cell table:style-name="ce3" office:value-type="string">
            <text:p>text edit context menus, kdeprint</text:p>
          </table:table-cell>
          <table:table-cell table:style-name="ce3" office:value-type="string">
            <text:p>approval</text:p>
          </table:table-cell>
          <table:table-cell table:formula="oooc:=IF(ISBLANK([.D19];&quot;approval&quot;);0;IF(EXACT([.D19];&quot;draft&quot;);1;IF(EXACT([.D19];&quot;approval&quot;);2;IF(EXACT([.D1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editclear</text:p>
          </table:table-cell>
          <table:table-cell table:style-name="ce3" office:value-type="string">
            <text:p>text edit context menus</text:p>
          </table:table-cell>
          <table:table-cell table:style-name="ce3" office:value-type="string">
            <text:p>approval</text:p>
          </table:table-cell>
          <table:table-cell table:formula="oooc:=IF(ISBLANK([.D20];&quot;approval&quot;);0;IF(EXACT([.D20];&quot;draft&quot;);1;IF(EXACT([.D20];&quot;approval&quot;);2;IF(EXACT([.D20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info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warning</text:p>
          </table:table-cell>
          <table:table-cell table:style-name="ce3" office:value-type="string">
            <text:p>passive popup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messagebox_critical</text:p>
          </table:table-cell>
          <table:table-cell table:style-name="ce3" office:value-type="string">
            <text:p>passive popups, kjs debugg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history_clear</text:p>
          </table:table-cell>
          <table:table-cell table:style-name="ce3" office:value-type="string">
            <text:p>combobox context menu, html forms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today</text:p>
          </table:table-cell>
          <table:table-cell table:style-name="ce3" office:value-type="string">
            <text:p>datepick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2lef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2rightarrow</text:p>
          </table:table-cell>
          <table:table-cell table:style-name="ce3" office:value-type="string">
            <text:p>datepicker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lef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rightarrow</text:p>
          </table:table-cell>
          <table:table-cell table:style-name="ce3" office:value-type="string">
            <text:p>datepicker, html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contents</text:p>
          </table:table-cell>
          <table:table-cell table:style-name="ce3" office:value-type="string">
            <text:p>help menu, printer config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3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help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about_kde</text:p>
          </table:table-cell>
          <table:table-cell table:style-name="ce3" office:value-type="string">
            <text:p>help menu</text:p>
          </table:table-cell>
          <table:table-cell table:style-name="ce7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3" office:value-type="string">
            <text:p>completion</text:p>
          </table:table-cell>
          <table:table-cell table:style-name="ce3" office:value-type="string">
            <text:p>line edits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rotate_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4];&quot;approval&quot;);0;IF(EXACT([.D34];&quot;draft&quot;);1;IF(EXACT([.D34];&quot;approval&quot;);2;IF(EXACT([.D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rotate_ccw</text:p>
          </table:table-cell>
          <table:table-cell table:style-name="ce3" office:value-type="string">
            <text:p>pixmap region selector</text:p>
          </table:table-cell>
          <table:table-cell table:style-name="ce3" office:value-type="string">
            <text:p>approval</text:p>
          </table:table-cell>
          <table:table-cell table:formula="oooc:=IF(ISBLANK([.D35];&quot;approval&quot;);0;IF(EXACT([.D35];&quot;draft&quot;);1;IF(EXACT([.D35];&quot;approval&quot;);2;IF(EXACT([.D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pellcheck</text:p>
          </table:table-cell>
          <table:table-cell table:style-name="ce3" office:value-type="string">
            <text:p>text box context menu, kate, spell check action</text:p>
          </table:table-cell>
          <table:table-cell table:style-name="ce3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lock</text:p>
          </table:table-cell>
          <table:table-cell table:style-name="ce3" office:value-type="string">
            <text:p>toolbar context menu, lock overlay</text:p>
          </table:table-cell>
          <table:table-cell table:style-name="ce3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3" office:value-type="string">
            <text:p>unlock</text:p>
          </table:table-cell>
          <table:table-cell table:style-name="ce3" office:value-type="string">
            <text:p>toolbar context menu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string">
            <text:p>next</text:p>
          </table:table-cell>
          <table:table-cell table:style-name="ce3" office:value-type="string">
            <text:p>next action, kate</text:p>
          </table:table-cell>
          <table:table-cell table:style-name="ce3" office:value-type="string">
            <text:p>approval</text:p>
          </table:table-cell>
          <table:table-cell table:formula="oooc:=IF(ISBLANK([.D39];&quot;approval&quot;);0;IF(EXACT([.D39];&quot;draft&quot;);1;IF(EXACT([.D39];&quot;approval&quot;);2;IF(EXACT([.D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previous</text:p>
          </table:table-cell>
          <table:table-cell table:style-name="ce3" office:value-type="string">
            <text:p>previous action, kate</text:p>
          </table:table-cell>
          <table:table-cell table:style-name="ce3" office:value-type="string">
            <text:p>approval</text:p>
          </table:table-cell>
          <table:table-cell table:formula="oooc:=IF(ISBLANK([.D40];&quot;approval&quot;);0;IF(EXACT([.D40];&quot;draft&quot;);1;IF(EXACT([.D40];&quot;approval&quot;);2;IF(EXACT([.D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stop</text:p>
          </table:table-cell>
          <table:table-cell table:style-name="ce3" office:value-type="string">
            <text:p>kjs debugger, print preview, print job mgr</text:p>
          </table:table-cell>
          <table:table-cell table:style-name="ce3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3" office:value-type="string">
            <text:p>java</text:p>
          </table:table-cell>
          <table:table-cell table:style-name="ce3" office:value-type="string">
            <text:p>java applets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 table:style-name="ce3" office:value-type="string">
            <text:p>see java_kjava</text:p>
          </table:table-cell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1up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1downarrow</text:p>
          </table:table-cell>
          <table:table-cell table:style-name="ce3" office:value-type="string">
            <text:p>khtml</text:p>
          </table:table-cell>
          <table:table-cell table:style-name="ce3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generic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_broken</text:p>
          </table:table-cell>
          <table:table-cell table:style-name="ce3" office:value-type="string">
            <text:p>khtml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5" office:value-type="string">
            <text:p>much based on the latest mime sheet david made</text:p>
          </table:table-cell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inue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op</text:p>
          </table:table-cell>
          <table:table-cell table:style-name="ce3" office:value-type="string">
            <text:p>khtml/ecma/debugger/images</text:p>
          </table:table-cell>
          <table:table-cell table:style-name="ce3" office:value-type="string">
            <text:p>approval</text:p>
          </table:table-cell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into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ut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step-over</text:p>
          </table:table-cell>
          <table:table-cell table:style-name="ce3" office:value-type="string">
            <text:p>khtml/ecma/debugger/images</text:p>
          </table:table-cell>
          <table:table-cell/>
          <table:table-cell table:formula="oooc:=IF(ISBLANK([.D51];&quot;approval&quot;);0;IF(EXACT([.D51];&quot;draft&quot;);1;IF(EXACT([.D51];&quot;approval&quot;);2;IF(EXACT([.D51];&quot;final&quot;);3;0))))" office:value-type="float" office:value="0">
            <text:p>Err:508</text:p>
          </table:table-cell>
          <table:table-cell table:style-name="ce3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window_new</text:p>
          </table:table-cell>
          <table:table-cell table:style-name="ce3" office:value-type="string">
            <text:p>khtml, 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tab_new</text:p>
          </table:table-cell>
          <table:table-cell table:style-name="ce3" office:value-type="string">
            <text:p>khtml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idea</text:p>
          </table:table-cell>
          <table:table-cell table:style-name="ce3" office:value-type="string">
            <text:p>ktip dialog and action</text:p>
          </table:table-cell>
          <table:table-cell table:style-name="ce3" office:value-type="string">
            <text:p>approval</text:p>
          </table:table-cell>
          <table:table-cell table:formula="oooc:=IF(ISBLANK([.D54];&quot;approval&quot;);0;IF(EXACT([.D54];&quot;draft&quot;);1;IF(EXACT([.D54];&quot;approval&quot;);2;IF(EXACT([.D5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tab bar, javascript error dialog, kross script, actions</text:p>
          </table:table-cell>
          <table:table-cell table:style-name="ce3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xapp</text:p>
          </table:table-cell>
          <table:table-cell table:style-name="ce3" office:value-type="string">
            <text:p>window titles</text:p>
          </table:table-cell>
          <table:table-cell table:style-name="ce3" office:value-type="string">
            <text:p>approval</text:p>
          </table:table-cell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style-name="ce3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harset</text:p>
          </table:table-cell>
          <table:table-cell table:style-name="ce3" office:value-type="string">
            <text:p>khtml (encodings)</text:p>
          </table:table-cell>
          <table:table-cell/>
          <table:table-cell table:formula="oooc:=IF(ISBLANK([.D57];&quot;approval&quot;);0;IF(EXACT([.D57];&quot;draft&quot;);1;IF(EXACT([.D57];&quot;approval&quot;);2;IF(EXACT([.D5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rame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/>
          <table:table-cell table:style-name="ce3" office:value-type="string">
            <text:p>javascript error dialog, dialog button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images_display</text:p>
          </table:table-cell>
          <table:table-cell table:style-name="ce3" office:value-type="string">
            <text:p>khtml</text:p>
          </table:table-cell>
          <table:table-cell/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load</text:p>
          </table:table-cell>
          <table:table-cell table:style-name="ce3" office:value-type="string">
            <text:p>khtml, kate, print job mgr, printer config</text:p>
          </table:table-cell>
          <table:table-cell table:style-name="ce3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rint</text:p>
          </table:table-cell>
          <table:table-cell table:style-name="ce3" office:value-type="string">
            <text:p>khtml print</text:p>
          </table:table-cell>
          <table:table-cell table:style-name="ce3" office:value-type="string">
            <text:p>approval</text:p>
          </table:table-cell>
          <table:table-cell table:formula="oooc:=IF(ISBLANK([.D62];&quot;approval&quot;);0;IF(EXACT([.D62];&quot;draft&quot;);1;IF(EXACT([.D62];&quot;approval&quot;);2;IF(EXACT([.D62];&quot;final&quot;);3;0))))" office:value-type="float" office:value="0">
            <text:p>Err:508</text:p>
          </table:table-cell>
          <table:table-cell table:style-name="ce4" office:value-type="string">
            <text:p>need optimization for all sizes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url line edit, file dialog, kprinter</text:p>
          </table:table-cell>
          <table:table-cell table:style-name="ce3" office:value-type="string">
            <text:p>approval</text:p>
          </table:table-cell>
          <table:table-cell table:formula="oooc:=IF(ISBLANK([.D63];&quot;approval&quot;);0;IF(EXACT([.D63];&quot;draft&quot;);1;IF(EXACT([.D63];&quot;approval&quot;);2;IF(EXACT([.D63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bookmark</text:p>
          </table:table-cell>
          <table:table-cell table:style-name="ce3" office:value-type="string">
            <text:p>file dialog, kate, edit bookmark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configure</text:p>
          </table:table-cell>
          <table:table-cell table:style-name="ce3" office:value-type="string">
            <text:p>file dialog, properties dialog, kate</text:p>
          </table:table-cell>
          <table:table-cell table:style-name="ce3" office:value-type="string">
            <text:p>approval</text:p>
          </table:table-cell>
          <table:table-cell table:formula="oooc:=IF(ISBLANK([.D65];&quot;approval&quot;);0;IF(EXACT([.D65];&quot;draft&quot;);1;IF(EXACT([.D65];&quot;approval&quot;);2;IF(EXACT([.D6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ssword</text:p>
          </table:table-cell>
          <table:table-cell table:style-name="ce3" office:value-type="string">
            <text:p>password dialog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save</text:p>
          </table:table-cell>
          <table:table-cell table:style-name="ce3" office:value-type="string">
            <text:p>download progress, kate, save action</text:p>
          </table:table-cell>
          <table:table-cell table:style-name="ce3" office:value-type="string">
            <text:p>approval</text:p>
          </table:table-cell>
          <table:table-cell table:formula="oooc:=IF(ISBLANK([.D67];&quot;approval&quot;);0;IF(EXACT([.D67];&quot;draft&quot;);1;IF(EXACT([.D67];&quot;approval&quot;);2;IF(EXACT([.D6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unknown</text:p>
          </table:table-cell>
          <table:table-cell table:style-name="ce3" office:value-type="string">
            <text:p>mimetype dialog</text:p>
          </table:table-cell>
          <table:table-cell table:style-name="ce3" office:value-type="string">
            <text:p>approval</text:p>
          </table:table-cell>
          <table:table-cell table:formula="oooc:=IF(ISBLANK([.D68];&quot;approval&quot;);0;IF(EXACT([.D68];&quot;draft&quot;);1;IF(EXACT([.D68];&quot;approval&quot;);2;IF(EXACT([.D6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ookmarks_list_add</text:p>
          </table:table-cell>
          <table:table-cell table:style-name="ce3" office:value-type="string">
            <text:p>bookmark menu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bookmark_add</text:p>
          </table:table-cell>
          <table:table-cell table:style-name="ce3" office:value-type="string">
            <text:p>bookmark menu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older_new</text:p>
          </table:table-cell>
          <table:table-cell table:style-name="ce3" office:value-type="string">
            <text:p>bookmark menu, file dialog</text:p>
          </table:table-cell>
          <table:table-cell table:style-name="ce3" office:value-type="string">
            <text:p>approval</text:p>
          </table:table-cell>
          <table:table-cell table:formula="oooc:=IF(ISBLANK([.D71];&quot;approval&quot;);0;IF(EXACT([.D71];&quot;draft&quot;);1;IF(EXACT([.D71];&quot;approval&quot;);2;IF(EXACT([.D71];&quot;final&quot;);3;0))))" office:value-type="float" office:value="0">
            <text:p>Err:508</text:p>
          </table:table-cell>
          <table:table-cell table:style-name="ce3" office:value-type="string">
            <text:p>needs finalizing of folder.svg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older</text:p>
          </table:table-cell>
          <table:table-cell table:style-name="ce3" office:value-type="string">
            <text:p>kboomarkmenu, kdeprint</text:p>
          </table:table-cell>
          <table:table-cell table:style-name="ce3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humbnail</text:p>
          </table:table-cell>
          <table:table-cell table:style-name="ce3" office:value-type="string">
            <text:p>image previewer, file dialog</text:p>
          </table:table-cell>
          <table:table-cell table:style-name="ce3" office:value-type="string">
            <text:p>approval</text:p>
          </table:table-cell>
          <table:table-cell table:formula="oooc:=IF(ISBLANK([.D73];&quot;approval&quot;);0;IF(EXACT([.D73];&quot;draft&quot;);1;IF(EXACT([.D73];&quot;approval&quot;);2;IF(EXACT([.D7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notification dialog</text:p>
          </table:table-cell>
          <table:table-cell table:style-name="ce3" office:value-type="string">
            <text:p>approval</text:p>
          </table:table-cell>
          <table:table-cell table:formula="oooc:=IF(ISBLANK([.D74];&quot;approval&quot;);0;IF(EXACT([.D74];&quot;draft&quot;);1;IF(EXACT([.D74];&quot;approval&quot;);2;IF(EXACT([.D7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older_open</text:p>
          </table:table-cell>
          <table:table-cell table:style-name="ce3" office:value-type="string">
            <text:p>url drop list</text:p>
          </table:table-cell>
          <table:table-cell/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</text:p>
          </table:table-cell>
          <table:table-cell table:style-name="ce3" office:value-type="string">
            <text:p>file dialog speedbar, 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5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editdelete</text:p>
          </table:table-cell>
          <table:table-cell table:style-name="ce3" office:value-type="string">
            <text:p>file dialog, kdeprint</text:p>
          </table:table-cell>
          <table:table-cell table:style-name="ce3" office:value-type="string">
            <text:p>approval</text:p>
          </table:table-cell>
          <table:table-cell table:formula="oooc:=IF(ISBLANK([.D77];&quot;approval&quot;);0;IF(EXACT([.D77];&quot;draft&quot;);1;IF(EXACT([.D77];&quot;approval&quot;);2;IF(EXACT([.D7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dittrash</text:p>
          </table:table-cell>
          <table:table-cell table:style-name="ce3" office:value-type="string">
            <text:p>file dialog, print job mgr</text:p>
          </table:table-cell>
          <table:table-cell/>
          <table:table-cell table:formula="oooc:=IF(ISBLANK([.D78];&quot;approval&quot;);0;IF(EXACT([.D78];&quot;draft&quot;);1;IF(EXACT([.D78];&quot;approval&quot;);2;IF(EXACT([.D78];&quot;final&quot;);3;0))))" office:value-type="float" office:value="0">
            <text:p>Err:508</text:p>
          </table:table-cell>
          <table:table-cell table:style-name="ce3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view_multicolumn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79];&quot;approval&quot;);0;IF(EXACT([.D79];&quot;draft&quot;);1;IF(EXACT([.D79];&quot;approval&quot;);2;IF(EXACT([.D7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detailed</text:p>
          </table:table-cell>
          <table:table-cell table:style-name="ce3" office:value-type="string">
            <text:p>file dialog</text:p>
          </table:table-cell>
          <table:table-cell table:style-name="ce3" office:value-type="string">
            <text:p>approval</text:p>
          </table:table-cell>
          <table:table-cell table:formula="oooc:=IF(ISBLANK([.D80];&quot;approval&quot;);0;IF(EXACT([.D80];&quot;draft&quot;);1;IF(EXACT([.D80];&quot;approval&quot;);2;IF(EXACT([.D8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text_bold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italic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under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text_strike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_tex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lorize</text:p>
          </table:table-cell>
          <table:table-cell table:style-name="ce3" office:value-type="string">
            <text:p>kate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3" office:value-type="string">
            <text:p>frame_edit</text:p>
          </table:table-cell>
          <table:table-cell table:style-name="ce3" office:value-type="string">
            <text:p>kate</text:p>
          </table:table-cell>
          <table:table-cell/>
          <table:table-cell table:formula="oooc:=IF(ISBLANK([.D87];&quot;approval&quot;);0;IF(EXACT([.D87];&quot;draft&quot;);1;IF(EXACT([.D87];&quot;approval&quot;);2;IF(EXACT([.D87];&quot;final&quot;);3;0))))" office:value-type="float" office:value="0">
            <text:p>Err:508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ightjus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88];&quot;approval&quot;);0;IF(EXACT([.D88];&quot;draft&quot;);1;IF(EXACT([.D88];&quot;approval&quot;);2;IF(EXACT([.D8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urce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key_enter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0];&quot;approval&quot;);0;IF(EXACT([.D90];&quot;draft&quot;);1;IF(EXACT([.D90];&quot;approval&quot;);2;IF(EXACT([.D9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nect_established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1];&quot;approval&quot;);0;IF(EXACT([.D91];&quot;draft&quot;);1;IF(EXACT([.D91];&quot;approval&quot;);2;IF(EXACT([.D9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unindent</text:p>
          </table:table-cell>
          <table:table-cell table:style-name="ce3" office:value-type="string">
            <text:p>kate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-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mag</text:p>
          </table:table-cell>
          <table:table-cell table:style-name="ce3" office:value-type="string">
            <text:p>actions</text:p>
          </table:table-cell>
          <table:table-cell table:style-name="ce3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ort</text:p>
          </table:table-cell>
          <table:table-cell table:style-name="ce3" office:value-type="string">
            <text:p>kate</text:p>
          </table:table-cell>
          <table:table-cell table:style-name="ce3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ter</text:p>
          </table:table-cell>
          <table:table-cell table:style-name="ce3" office:value-type="string">
            <text:p>kate, kprinter</text:p>
          </table:table-cell>
          <table:table-cell table:style-name="ce3" office:value-type="string">
            <text:p>approval</text:p>
          </table:table-cell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ok</text:p>
          </table:table-cell>
          <table:table-cell table:style-name="ce3" office:value-type="string">
            <text:p>kate, knewstuff</text:p>
          </table:table-cell>
          <table:table-cell table:style-name="ce3" office:value-type="string">
            <text:p>approval</text:p>
          </table:table-cell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uploadsmb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port</text:p>
          </table:table-cell>
          <table:table-cell table:style-name="ce3" office:value-type="string">
            <text:p>cups config (printing)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fin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2];&quot;approval&quot;);0;IF(EXACT([.D102];&quot;draft&quot;);1;IF(EXACT([.D102];&quot;approval&quot;);2;IF(EXACT([.D10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preview, print job mgr</text:p>
          </table:table-cell>
          <table:table-cell table:style-name="ce3" office:value-type="string">
            <text:p>approval</text:p>
          </table:table-cell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wizard</text:p>
          </table:table-cell>
          <table:table-cell table:style-name="ce3" office:value-type="string">
            <text:p>kprinter</text:p>
          </table:table-cell>
          <table:table-cell table:style-name="ce3" office:value-type="string">
            <text:p>approval</text:p>
          </table:table-cell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elp</text:p>
          </table:table-cell>
          <table:table-cell table:style-name="ce3" office:value-type="string">
            <text:p>kprinter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 table:style-name="ce4"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un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history</text:p>
          </table:table-cell>
          <table:table-cell table:style-name="ce3" office:value-type="string">
            <text:p>print job mgr, knewstuff</text:p>
          </table:table-cell>
          <table:table-cell table:style-name="ce3" office:value-type="string">
            <text:p>approval</text:p>
          </table:table-cell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ersonal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</text:p>
          </table:table-cell>
          <table:table-cell table:style-name="ce3" office:value-type="string">
            <text:p>print job mgr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style-name="ce3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document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view_chang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state</text:p>
          </table:table-cell>
          <table:table-cell table:style-name="ce3" office:value-type="string">
            <text:p>kdeprint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enable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queuestate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stopprinter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style-name="ce3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kdeprint_add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addpseudo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hard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defaultsoft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testprinte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mgr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restart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3];&quot;approval&quot;);0;IF(EXACT([.D123];&quot;draft&quot;);1;IF(EXACT([.D123];&quot;approval&quot;);2;IF(EXACT([.D12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configsrv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4];&quot;approval&quot;);0;IF(EXACT([.D124];&quot;draft&quot;);1;IF(EXACT([.D124];&quot;approval&quot;);2;IF(EXACT([.D12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deprint_printer_info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network</text:p>
          </table:table-cell>
          <table:table-cell table:style-name="ce3" office:value-type="string">
            <text:p>printer config</text:p>
          </table:table-cell>
          <table:table-cell table:style-name="ce3" office:value-type="string">
            <text:p>approval</text:p>
          </table:table-cell>
          <table:table-cell table:formula="oooc:=IF(ISBLANK([.D126];&quot;approval&quot;);0;IF(EXACT([.D126];&quot;draft&quot;);1;IF(EXACT([.D126];&quot;approval&quot;);2;IF(EXACT([.D12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ackage_utilities</text:p>
          </table:table-cell>
          <table:table-cell table:style-name="ce3" office:value-type="string">
            <text:p>printer config</text:p>
          </table:table-cell>
          <table:table-cell/>
          <table:table-cell table:formula="oooc:=IF(ISBLANK([.D127];&quot;approval&quot;);0;IF(EXACT([.D127];&quot;draft&quot;);1;IF(EXACT([.D127];&quot;approval&quot;);2;IF(EXACT([.D12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play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8];&quot;approval&quot;);0;IF(EXACT([.D128];&quot;draft&quot;);1;IF(EXACT([.D128];&quot;approval&quot;);2;IF(EXACT([.D12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player_stop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import</text:p>
          </table:table-cell>
          <table:table-cell table:style-name="ce3" office:value-type="string">
            <text:p>kross script</text:p>
          </table:table-cell>
          <table:table-cell table:style-name="ce3" office:value-type="string">
            <text:p>approval</text:p>
          </table:table-cell>
          <table:table-cell table:formula="oooc:=IF(ISBLANK([.D130];&quot;approval&quot;);0;IF(EXACT([.D130];&quot;draft&quot;);1;IF(EXACT([.D130];&quot;approval&quot;);2;IF(EXACT([.D13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ewstuff</text:p>
          </table:table-cell>
          <table:table-cell table:style-name="ce3" office:value-type="string">
            <text:p>kross script, knewstuff</text:p>
          </table:table-cell>
          <table:table-cell table:style-name="ce3" office:value-type="string">
            <text:p>approval</text:p>
          </table:table-cell>
          <table:table-cell table:formula="oooc:=IF(ISBLANK([.D131];&quot;approval&quot;);0;IF(EXACT([.D131];&quot;draft&quot;);1;IF(EXACT([.D131];&quot;approval&quot;);2;IF(EXACT([.D131];&quot;final&quot;);3;0))))" office:value-type="float" office:value="0">
            <text:p>Err:508</text:p>
          </table:table-cell>
          <table:table-cell table:style-name="ce3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/>
          <table:table-cell table:style-name="ce3" office:value-type="string">
            <text:p>filenew</text:p>
          </table:table-cell>
          <table:table-cell table:style-name="ce3" office:value-type="string">
            <text:p>new action</text:p>
          </table:table-cell>
          <table:table-cell table:style-name="ce6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leopen</text:p>
          </table:table-cell>
          <table:table-cell table:style-name="ce3" office:value-type="string">
            <text:p>open action</text:p>
          </table:table-cell>
          <table:table-cell table:style-name="ce3" office:value-type="string">
            <text:p>approval</text:p>
          </table:table-cell>
          <table:table-cell table:formula="oooc:=IF(ISBLANK([.D133];&quot;approval&quot;);0;IF(EXACT([.D133];&quot;draft&quot;);1;IF(EXACT([.D133];&quot;approval&quot;);2;IF(EXACT([.D13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saveas</text:p>
          </table:table-cell>
          <table:table-cell table:style-name="ce3" office:value-type="string">
            <text:p>save as action</text:p>
          </table:table-cell>
          <table:table-cell table:style-name="ce3" office:value-type="string">
            <text:p>approval</text:p>
          </table:table-cell>
          <table:table-cell table:formula="oooc:=IF(ISBLANK([.D134];&quot;approval&quot;);0;IF(EXACT([.D134];&quot;draft&quot;);1;IF(EXACT([.D134];&quot;approval&quot;);2;IF(EXACT([.D13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revert</text:p>
          </table:table-cell>
          <table:table-cell table:style-name="ce3" office:value-type="string">
            <text:p>revert file action</text:p>
          </table:table-cell>
          <table:table-cell table:style-name="ce3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close</text:p>
          </table:table-cell>
          <table:table-cell table:style-name="ce3" office:value-type="string">
            <text:p>close action</text:p>
          </table:table-cell>
          <table:table-cell table:style-name="ce3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print</text:p>
          </table:table-cell>
          <table:table-cell table:style-name="ce3" office:value-type="string">
            <text:p>print action</text:p>
          </table:table-cell>
          <table:table-cell table:style-name="ce3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lequickprint</text:p>
          </table:table-cell>
          <table:table-cell table:style-name="ce3" office:value-type="string">
            <text:p>print preview action</text:p>
          </table:table-cell>
          <table:table-cell table:style-name="ce3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mail_send</text:p>
          </table:table-cell>
          <table:table-cell table:style-name="ce3" office:value-type="string">
            <text:p>email action</text:p>
          </table:table-cell>
          <table:table-cell table:style-name="ce3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exit</text:p>
          </table:table-cell>
          <table:table-cell table:style-name="ce3" office:value-type="string">
            <text:p>quit action</text:p>
          </table:table-cell>
          <table:table-cell table:style-name="ce3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home</text:p>
          </table:table-cell>
          <table:table-cell table:style-name="ce3" office:value-type="string">
            <text:p>home action</text:p>
          </table:table-cell>
          <table:table-cell table:style-name="ce3" office:value-type="string">
            <text:p>approval</text:p>
          </table:table-cell>
          <table:table-cell table:formula="oooc:=IF(ISBLANK([.D141];&quot;approval&quot;);0;IF(EXACT([.D141];&quot;draft&quot;);1;IF(EXACT([.D141];&quot;approval&quot;);2;IF(EXACT([.D1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3" office:value-type="string">
            <text:p>go to page action</text:p>
          </table:table-cell>
          <table:table-cell table:style-name="ce3" office:value-type="string">
            <text:p>approval</text:p>
          </table:table-cell>
          <table:table-cell table:formula="oooc:=IF(ISBLANK([.D142];&quot;approval&quot;);0;IF(EXACT([.D142];&quot;draft&quot;);1;IF(EXACT([.D142];&quot;approval&quot;);2;IF(EXACT([.D14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start</text:p>
          </table:table-cell>
          <table:table-cell table:style-name="ce3" office:value-type="string">
            <text:p>first page action</text:p>
          </table:table-cell>
          <table:table-cell table:style-name="ce3" office:value-type="string">
            <text:p>approval</text:p>
          </table:table-cell>
          <table:table-cell table:formula="oooc:=IF(ISBLANK([.D143];&quot;approval&quot;);0;IF(EXACT([.D143];&quot;draft&quot;);1;IF(EXACT([.D143];&quot;approval&quot;);2;IF(EXACT([.D1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finish</text:p>
          </table:table-cell>
          <table:table-cell table:style-name="ce3" office:value-type="string">
            <text:p>last page action</text:p>
          </table:table-cell>
          <table:table-cell table:style-name="ce3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shortcuts</text:p>
          </table:table-cell>
          <table:table-cell table:style-name="ce3" office:value-type="string">
            <text:p>config shortcuts action</text:p>
          </table:table-cell>
          <table:table-cell table:style-name="ce3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configure_toolbars</text:p>
          </table:table-cell>
          <table:table-cell table:style-name="ce3" office:value-type="string">
            <text:p>config toolbars action</text:p>
          </table:table-cell>
          <table:table-cell table:style-name="ce3" office:value-type="string">
            <text:p>approval</text:p>
          </table:table-cell>
          <table:table-cell table:formula="oooc:=IF(ISBLANK([.D146];&quot;approval&quot;);0;IF(EXACT([.D146];&quot;draft&quot;);1;IF(EXACT([.D146];&quot;approval&quot;);2;IF(EXACT([.D14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knotify</text:p>
          </table:table-cell>
          <table:table-cell table:style-name="ce3" office:value-type="string">
            <text:p>config notifications acti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contexthelp</text:p>
          </table:table-cell>
          <table:table-cell table:style-name="ce3" office:value-type="string">
            <text:p>whats this action</text:p>
          </table:table-cell>
          <table:table-cell table:style-name="ce3" office:value-type="string">
            <text:p>approval</text:p>
          </table:table-cell>
          <table:table-cell table:formula="oooc:=IF(ISBLANK([.D148];&quot;approval&quot;);0;IF(EXACT([.D148];&quot;draft&quot;);1;IF(EXACT([.D148];&quot;approval&quot;);2;IF(EXACT([.D14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3" office:value-type="string">
            <text:p>button_ok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49];&quot;approval&quot;);0;IF(EXACT([.D149];&quot;draft&quot;);1;IF(EXACT([.D149];&quot;approval&quot;);2;IF(EXACT([.D149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button_cancel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0];&quot;approval&quot;);0;IF(EXACT([.D150];&quot;draft&quot;);1;IF(EXACT([.D150];&quot;approval&quot;);2;IF(EXACT([.D150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pply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1];&quot;approval&quot;);0;IF(EXACT([.D151];&quot;draft&quot;);1;IF(EXACT([.D151];&quot;approval&quot;);2;IF(EXACT([.D151];&quot;final&quot;);3;0))))" office:value-type="float" office:value="0">
            <text:p>Err:508</text:p>
          </table:table-cell>
          <table:table-cell table:style-name="ce3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find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2];&quot;approval&quot;);0;IF(EXACT([.D152];&quot;draft&quot;);1;IF(EXACT([.D152];&quot;approval&quot;);2;IF(EXACT([.D152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add</text:p>
          </table:table-cell>
          <table:table-cell table:style-name="ce3" office:value-type="string">
            <text:p>dialog button</text:p>
          </table:table-cell>
          <table:table-cell table:style-name="ce8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string">
            <text:p>remove</text:p>
          </table:table-cell>
          <table:table-cell table:style-name="ce3" office:value-type="string">
            <text:p>dialog button</text:p>
          </table:table-cell>
          <table:table-cell table:style-name="ce3" office:value-type="string">
            <text:p>approval</text:p>
          </table:table-cell>
          <table:table-cell table:formula="oooc:=IF(ISBLANK([.D154];&quot;approval&quot;);0;IF(EXACT([.D154];&quot;draft&quot;);1;IF(EXACT([.D154];&quot;approval&quot;);2;IF(EXACT([.D15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4" table:number-rows-repeated="6538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9">19/01/2007</text:date>, <text:time>15.16.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19T15:16:02</dc:date>
    <dc:language>it-IT</dc:language>
    <meta:editing-cycles>27</meta:editing-cycles>
    <meta:editing-duration>P1DT18H30M51S</meta:editing-duration>
    <meta:user-defined meta:name="Info 1"/>
    <meta:user-defined meta:name="Info 2"/>
    <meta:user-defined meta:name="Info 3"/>
    <meta:user-defined meta:name="Info 4"/>
    <meta:document-statistic meta:table-count="3" meta:cell-count="688"/>
  </office:meta>
</office:document-meta>
</file>